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C" style:family="table-column">
      <style:table-column-properties style:column-width="4.8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d0fd" officeooo:paragraph-rsid="0009d0fd"/>
    </style:style>
    <style:style style:name="P2" style:family="paragraph" style:parent-style-name="Standard">
      <style:text-properties fo:font-weight="bold" officeooo:rsid="0009d0fd" officeooo:paragraph-rsid="0009d0fd" style:font-weight-asian="bold" style:font-weight-complex="bold"/>
    </style:style>
    <style:style style:name="P3" style:family="paragraph" style:parent-style-name="Standard" style:list-style-name="L1">
      <style:text-properties fo:font-weight="bold" officeooo:rsid="0009d0fd" officeooo:paragraph-rsid="0009d0fd" style:font-weight-asian="bold" style:font-weight-complex="bold"/>
    </style:style>
    <style:style style:name="P4" style:family="paragraph" style:parent-style-name="Standard" style:list-style-name="L2">
      <style:text-properties fo:font-weight="bold" officeooo:rsid="0009d0fd" officeooo:paragraph-rsid="0009d0fd" style:font-weight-asian="bold" style:font-weight-complex="bold"/>
    </style:style>
    <style:style style:name="P5" style:family="paragraph" style:parent-style-name="Standard">
      <style:text-properties fo:font-weight="bold" officeooo:rsid="0009e05b" officeooo:paragraph-rsid="0009e05b" style:font-weight-asian="bold" style:font-weight-complex="bold"/>
    </style:style>
    <style:style style:name="P6" style:family="paragraph" style:parent-style-name="Standard" style:list-style-name="L3">
      <style:text-properties fo:font-weight="bold" officeooo:rsid="0009e05b" officeooo:paragraph-rsid="0009e05b" style:font-weight-asian="bold" style:font-weight-complex="bold"/>
    </style:style>
    <style:style style:name="P7" style:family="paragraph" style:parent-style-name="Standard">
      <style:text-properties fo:font-weight="bold" officeooo:rsid="000bc37b" officeooo:paragraph-rsid="000bc37b" style:font-weight-asian="bold" style:font-weight-complex="bold"/>
    </style:style>
    <style:style style:name="P8" style:family="paragraph" style:parent-style-name="Standard">
      <style:text-properties fo:font-weight="bold" officeooo:rsid="000d36bc" officeooo:paragraph-rsid="000d36bc" style:font-weight-asian="bold" style:font-weight-complex="bold"/>
    </style:style>
    <style:style style:name="P9" style:family="paragraph" style:parent-style-name="Standard" style:list-style-name="L4">
      <style:text-properties fo:font-weight="bold" officeooo:rsid="000d36bc" officeooo:paragraph-rsid="000d36bc" style:font-weight-asian="bold" style:font-weight-complex="bold"/>
    </style:style>
    <style:style style:name="P10" style:family="paragraph" style:parent-style-name="Standard">
      <style:text-properties fo:font-weight="bold" officeooo:rsid="000d73cc" officeooo:paragraph-rsid="000d73cc" style:font-weight-asian="bold" style:font-weight-complex="bold"/>
    </style:style>
    <style:style style:name="P11" style:family="paragraph" style:parent-style-name="Standard" style:list-style-name="L5">
      <style:text-properties fo:font-weight="bold" officeooo:rsid="000d73cc" officeooo:paragraph-rsid="000d73cc" style:font-weight-asian="bold" style:font-weight-complex="bold"/>
    </style:style>
    <style:style style:name="P12" style:family="paragraph" style:parent-style-name="Standard" style:list-style-name="L4">
      <style:text-properties fo:font-weight="normal" officeooo:rsid="000d36bc" officeooo:paragraph-rsid="000d36bc" style:font-weight-asian="normal" style:font-weight-complex="normal"/>
    </style:style>
    <style:style style:name="P13" style:family="paragraph" style:parent-style-name="Standard">
      <style:text-properties fo:font-weight="normal" officeooo:rsid="000d36bc" officeooo:paragraph-rsid="000d36bc" style:font-weight-asian="normal" style:font-weight-complex="normal"/>
    </style:style>
    <style:style style:name="P14" style:family="paragraph" style:parent-style-name="Header">
      <style:text-properties officeooo:rsid="0009348e" officeooo:paragraph-rsid="0009348e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9d0fd" officeooo:paragraph-rsid="0009d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Direitos do homem</text:span> → direitos naturais, válido em todos os tempos. Existência se justifica somente no plano <text:span text:style-name="T1">jusnaturalista</text:span><text:span text:style-name="T2">.</text:span></text:p>
      <text:p text:style-name="P1"><text:span text:style-name="T4">Direitos fundamentais</text:span><text:span text:style-name="T1"> </text:span>→ direitos da pessoa consagrados em determinado momento histórico, positivados em determinada ordem jurídica.</text:p>
      <text:p text:style-name="P2"><text:span text:style-name="T3">Direitos humanos</text:span><text:span text:style-name="T2"> → direitos positivados em </text:span>tratados internacionais<text:span text:style-name="T2">.</text:span></text:p>
      <text:p text:style-name="P2"><text:span text:style-name="T2"/></text:p>
      <text:p text:style-name="P2"><text:span text:style-name="T2">Direitos fundamentias x Garantias fundamentais:</text:span></text:p>
      <text:list xml:id="list2916452925" text:style-name="L1">
        <text:list-item>
          <text:p text:style-name="P3">direitos fundamentais<text:span text:style-name="T2"> → bens protegidos pela Constituição;</text:span></text:p>
        </text:list-item>
        <text:list-item>
          <text:p text:style-name="P3">garantias fundamentais<text:span text:style-name="T2"> → formas (instrumentos constitucionais) de se proteger <text:s/>os direitos fundamentais.</text:span></text:p>
        </text:list-item>
      </text:list>
      <text:p text:style-name="P2"><text:span text:style-name="T2">Para Canotilho, garantias são também direitos.</text:span></text:p>
      <text:p text:style-name="P2"><text:span text:style-name="T2"/>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3" office:value-type="string">
            <text:p text:style-name="P17">Gerações dos Direito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Liberdade</text:p>
          </table:table-cell>
          <table:table-cell table:style-name="Table1.A2" office:value-type="string">
            <text:p text:style-name="P15">1ª geração</text:p>
          </table:table-cell>
          <table:table-cell table:style-name="Table1.C2" office:value-type="string">
            <text:p text:style-name="P16">Restringir ação do Estado sobre o indivíduo.</text:p>
            <text:p text:style-name="P16">Liberdades negativas.</text:p>
            <text:p text:style-name="P16">Direitos civis e políticos.</text:p>
          </table:table-cell>
        </table:table-row>
        <table:table-row>
          <table:table-cell table:style-name="Table1.A2" office:value-type="string">
            <text:p text:style-name="P15">Igualdade</text:p>
          </table:table-cell>
          <table:table-cell table:style-name="Table1.A2" office:value-type="string">
            <text:p text:style-name="P15">2ª geração</text:p>
          </table:table-cell>
          <table:table-cell table:style-name="Table1.C2" office:value-type="string">
            <text:p text:style-name="P16">Prestações positivas do Estado aos indivíduos.</text:p>
            <text:p text:style-name="P16">Liberdades positivas (normas programáticas).</text:p>
            <text:p text:style-name="P16">Direitos econômicos, sociais e culturais.</text:p>
          </table:table-cell>
        </table:table-row>
        <table:table-row>
          <table:table-cell table:style-name="Table1.A2" office:value-type="string">
            <text:p text:style-name="P15">Fraternidade</text:p>
          </table:table-cell>
          <table:table-cell table:style-name="Table1.A2" office:value-type="string">
            <text:p text:style-name="P15">3ª geração</text:p>
          </table:table-cell>
          <table:table-cell table:style-name="Table1.C2" office:value-type="string">
            <text:p text:style-name="P16">Direitos difusos e coletivos.</text:p>
          </table:table-cell>
        </table:table-row>
      </table:table>
      <text:p text:style-name="P2"><text:span text:style-name="T2"/></text:p>
      <text:p text:style-name="P2"><text:span text:style-name="T2">Parte da doutrina:</text:span></text:p>
      <text:list xml:id="list2350508656" text:style-name="L2">
        <text:list-item>
          <text:p text:style-name="P4"><text:span text:style-name="T2">4ª geração → direitos relacionados à globalização.</text:span></text:p>
          <text:list>
            <text:list-item>
              <text:p text:style-name="P4"><text:span text:style-name="T2">Bonavides: democracia, informação, pluralismo;</text:span></text:p>
            </text:list-item>
            <text:list-item>
              <text:p text:style-name="P4"><text:span text:style-name="T2">Bobbio: engenharia genética;</text:span></text:p>
            </text:list-item>
          </text:list>
        </text:list-item>
        <text:list-item>
          <text:p text:style-name="P4"><text:span text:style-name="T2">5ª geração → direito à paz.</text:span></text:p>
        </text:list-item>
      </text:list>
      <text:p text:style-name="P2"><text:span text:style-name="T2"/></text:p>
      <text:p text:style-name="P5"><text:span text:style-name="T2">Características dos </text:span><text:span text:style-name="T5">direitos fundamentais</text:span><text:span text:style-name="T2">:</text:span></text:p>
      <text:list xml:id="list1027260994" text:style-name="L3">
        <text:list-item>
          <text:p text:style-name="P6">universalidade<text:span text:style-name="T2">: núcleo mínimo de direitos que deve ser outorgado a todos;</text:span></text:p>
        </text:list-item>
        <text:list-item>
          <text:p text:style-name="P6">historicidade<text:span text:style-name="T2">: mutáveis e sujeitos a ampliações;</text:span></text:p>
        </text:list-item>
        <text:list-item>
          <text:p text:style-name="P6">indivisibilidade<text:span text:style-name="T2">: conjunto único, indivisível de direitos;</text:span></text:p>
        </text:list-item>
        <text:list-item>
          <text:p text:style-name="P6">inalienabilidade<text:span text:style-name="T2">: intransferíveis e inegociáveis;</text:span></text:p>
        </text:list-item>
        <text:list-item>
          <text:p text:style-name="P6">imprescritibilidade<text:span text:style-name="T2">: não se perdem com o tempo;</text:span></text:p>
        </text:list-item>
        <text:list-item>
          <text:p text:style-name="P6">irrenunciabilidade<text:span text:style-name="T2">: seu titular não pode dele dispor;</text:span></text:p>
        </text:list-item>
        <text:list-item>
          <text:p text:style-name="P6">relatividade/limitabilidade<text:span text:style-name="T2">: não há direito absoluto, são relativos, limitáveis, no caso concreto;</text:span></text:p>
        </text:list-item>
        <text:list-item>
          <text:p text:style-name="P6">complementariedade<text:span text:style-name="T2">: compõem um sistema único, se complementam;</text:span></text:p>
        </text:list-item>
        <text:list-item>
          <text:p text:style-name="P6">concorrência<text:span text:style-name="T2">: podem ser exercidos cumulativamente, ao mesmo tempo;</text:span></text:p>
        </text:list-item>
        <text:list-item>
          <text:p text:style-name="P6">efetividade<text:span text:style-name="T2">: Poder Público deve concretizá-los;</text:span></text:p>
        </text:list-item>
        <text:list-item>
          <text:p text:style-name="P6">proibição do retrocesso<text:span text:style-name="T2">: não podem ser enfraquecidos ou suprimidos.</text:span></text:p>
        </text:list-item>
      </text:list>
      <text:p text:style-name="P5"><text:span text:style-name="T2"/></text:p>
      <text:p text:style-name="P7"><text:span text:style-name="T2">Dimensão </text:span>subjetiva<text:span text:style-name="T2"> → direitos fundamentais são exigíveis do Estado.</text:span></text:p>
      <text:p text:style-name="P7"><text:span text:style-name="T2">Dimensão </text:span>objetiva<text:span text:style-name="T2"> → direitos fundamentais são dotados de alta carga valorativa – princípios estruturantes do Estado, cuja eficácia se irradia por todo o ordenamento jurídico.</text:span></text:p>
      <text:p text:style-name="P7"><text:span text:style-name="T2"/></text:p>
      <text:p text:style-name="P8">Limites aos direitos fundamentais<text:span text:style-name="T2">:</text:span></text:p>
      <text:list xml:id="list4064398434" text:style-name="L4">
        <text:list-item>
          <text:p text:style-name="P9">teoria interna<text:span text:style-name="T2"> (absoluta):</text:span></text:p>
          <text:list>
            <text:list-item>
              <text:p text:style-name="P9"><text:span text:style-name="T2">os limites do direito lhes são imanentes, intrínsecos;</text:span></text:p>
            </text:list-item>
            <text:list-item>
              <text:p text:style-name="P9"><text:soft-page-break/><text:span text:style-name="T2">não há influência de aspectos externos;</text:span></text:p>
            </text:list-item>
            <text:list-item>
              <text:p text:style-name="P9"><text:span text:style-name="T2">núcleo essencial é insuscetível de violação, </text:span>independentemente<text:span text:style-name="T2"> do caso concreto;</text:span></text:p>
            </text:list-item>
          </text:list>
        </text:list-item>
        <text:list-item>
          <text:p text:style-name="P9">teoria externa<text:span text:style-name="T2"> (relativa):</text:span></text:p>
          <text:list>
            <text:list-item>
              <text:p text:style-name="P9"><text:span text:style-name="T2">fatores externos irão determinar os limites dos direitos fundamentais;</text:span></text:p>
            </text:list-item>
            <text:list-item>
              <text:p text:style-name="P12">núcleo essencial <text:span text:style-name="T1">depende</text:span> do caso concreto.</text:p>
            </text:list-item>
          </text:list>
        </text:list-item>
      </text:list>
      <text:p text:style-name="P13"/>
      <text:p text:style-name="P10">Teoria do limite dos limites<text:span text:style-name="T2">:</text:span></text:p>
      <text:list xml:id="list3499504432" text:style-name="L5">
        <text:list-item>
          <text:p text:style-name="P11"><text:span text:style-name="T2">visa impedir a violação do núcleo essencial dos direitos fundamentais;</text:span></text:p>
        </text:list-item>
        <text:list-item>
          <text:p text:style-name="P11"><text:span text:style-name="T2">visa impor limites às restrições aos direitos fundamentais criados pelo legislador;</text:span></text:p>
        </text:list-item>
        <text:list-item>
          <text:p text:style-name="P11"><text:span text:style-name="T2">aplicação do princípio da proporcionalidade;</text:span></text:p>
        </text:list-item>
        <text:list-item>
          <text:p text:style-name="P11"><text:span text:style-name="T2">o dever de proteção ao núcleo essencial está </text:span>implícito<text:span text:style-name="T2"> na CF.</text:span></text:p>
        </text:list-item>
      </text:list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348e" officeooo:paragraph-rsid="0009348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Direitos e deveres individuais e coletivos (parte 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0:43:18.491000000</meta:creation-date>
    <dc:date>2018-04-05T11:14:12.009000000</dc:date>
    <meta:editing-duration>PT30M51S</meta:editing-duration>
    <meta:editing-cycles>7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54" meta:word-count="386" meta:character-count="2776" meta:non-whitespace-character-count="2469"/>
  </office:meta>
</office:document-meta>
</file>